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05561" officeooo:paragraph-rsid="00005561" style:font-weight-asian="bold" style:font-weight-complex="bold"/>
    </style:style>
    <style:style style:name="P2" style:family="paragraph" style:parent-style-name="Standard">
      <style:paragraph-properties fo:text-align="center" style:justify-single-word="false"/>
      <style:text-properties fo:font-weight="bold" officeooo:rsid="0005b6d8" officeooo:paragraph-rsid="0005b6d8" style:font-weight-asian="bold" style:font-weight-complex="bold"/>
    </style:style>
    <style:style style:name="P3" style:family="paragraph" style:parent-style-name="Standard">
      <style:paragraph-properties fo:text-align="center" style:justify-single-word="false"/>
      <style:text-properties fo:font-weight="bold" officeooo:rsid="0006b847" officeooo:paragraph-rsid="0006b847" style:font-weight-asian="bold" style:font-weight-complex="bold"/>
    </style:style>
    <style:style style:name="P4" style:family="paragraph" style:parent-style-name="Standard">
      <style:paragraph-properties fo:text-align="center" style:justify-single-word="false"/>
      <style:text-properties fo:font-weight="bold" officeooo:rsid="002536a3" officeooo:paragraph-rsid="002536a3" style:font-weight-asian="bold" style:font-weight-complex="bold"/>
    </style:style>
    <style:style style:name="P5" style:family="paragraph" style:parent-style-name="Standard">
      <style:paragraph-properties fo:text-align="start" style:justify-single-word="false"/>
      <style:text-properties fo:font-weight="normal" officeooo:rsid="00005561" officeooo:paragraph-rsid="00005561" style:font-weight-asian="normal" style:font-weight-complex="normal"/>
    </style:style>
    <style:style style:name="P6" style:family="paragraph" style:parent-style-name="Standard">
      <style:paragraph-properties fo:text-align="start" style:justify-single-word="false"/>
      <style:text-properties fo:font-weight="normal" officeooo:rsid="00005561" officeooo:paragraph-rsid="00024443" style:font-weight-asian="normal" style:font-weight-complex="normal"/>
    </style:style>
    <style:style style:name="P7" style:family="paragraph" style:parent-style-name="Standard">
      <style:paragraph-properties fo:text-align="start" style:justify-single-word="false"/>
      <style:text-properties fo:font-weight="normal" officeooo:rsid="0003e5d4" officeooo:paragraph-rsid="0003e5d4" style:font-weight-asian="normal" style:font-weight-complex="normal"/>
    </style:style>
    <style:style style:name="P8" style:family="paragraph" style:parent-style-name="Standard">
      <style:paragraph-properties fo:text-align="start" style:justify-single-word="false"/>
      <style:text-properties style:font-name="Liberation Serif" fo:font-weight="normal" officeooo:rsid="000ba1d6" officeooo:paragraph-rsid="000ba1d6" style:font-weight-asian="normal" style:font-weight-complex="normal"/>
    </style:style>
    <style:style style:name="P9" style:family="paragraph" style:parent-style-name="Standard">
      <style:paragraph-properties fo:text-align="center" style:justify-single-word="false"/>
      <style:text-properties style:font-name="Liberation Serif" fo:font-weight="bold" officeooo:rsid="000d4e28" officeooo:paragraph-rsid="000d4e28" style:font-weight-asian="bold" style:font-weight-complex="bold"/>
    </style:style>
    <style:style style:name="P10" style:family="paragraph" style:parent-style-name="Standard">
      <style:paragraph-properties fo:text-align="start" style:justify-single-word="false"/>
      <style:text-properties style:font-name="Times New Roman" officeooo:paragraph-rsid="0007217c"/>
    </style:style>
    <style:style style:name="P11" style:family="paragraph" style:parent-style-name="Standard">
      <style:paragraph-properties fo:text-align="start" style:justify-single-word="false"/>
      <style:text-properties style:font-name="Liberation Serif" fo:font-size="12pt" fo:font-weight="normal" officeooo:rsid="000d4e28" officeooo:paragraph-rsid="000ba1d6"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style:font-name="Liberation Serif" fo:font-size="12pt" fo:font-weight="normal" officeooo:rsid="000d4e28" officeooo:paragraph-rsid="000d4e28" style:font-size-asian="12pt" style:font-weight-asian="normal" style:font-size-complex="12pt" style:font-weight-complex="normal"/>
    </style:style>
    <style:style style:name="P13" style:family="paragraph" style:parent-style-name="Standard" style:list-style-name="L1">
      <style:paragraph-properties fo:text-align="start" style:justify-single-word="false"/>
      <style:text-properties style:font-name="Liberation Serif" fo:font-size="12pt" fo:font-weight="normal" officeooo:rsid="000ef7c9" officeooo:paragraph-rsid="000ef7c9" style:font-size-asian="12pt" style:font-weight-asian="normal" style:font-size-complex="12pt" style:font-weight-complex="normal"/>
    </style:style>
    <style:style style:name="P14" style:family="paragraph" style:parent-style-name="Standard" style:list-style-name="L1">
      <style:paragraph-properties fo:text-align="start" style:justify-single-word="false"/>
      <style:text-properties style:font-name="Liberation Serif" fo:font-size="12pt" fo:font-weight="normal" officeooo:rsid="0018246b" officeooo:paragraph-rsid="0018246b" style:font-size-asian="12pt" style:font-weight-asian="normal" style:font-size-complex="12pt" style:font-weight-complex="normal"/>
    </style:style>
    <style:style style:name="P15" style:family="paragraph" style:parent-style-name="Standard" style:list-style-name="L1">
      <style:paragraph-properties fo:text-align="start" style:justify-single-word="false"/>
      <style:text-properties style:font-name="Liberation Serif" fo:font-size="12pt" fo:font-weight="normal" officeooo:rsid="00191455" officeooo:paragraph-rsid="00191455" style:font-size-asian="12pt" style:font-weight-asian="normal" style:font-size-complex="12pt" style:font-weight-complex="normal"/>
    </style:style>
    <style:style style:name="P16" style:family="paragraph" style:parent-style-name="Standard" style:list-style-name="L1">
      <style:paragraph-properties fo:text-align="start" style:justify-single-word="false"/>
      <style:text-properties style:font-name="Liberation Serif" fo:font-size="12pt" fo:font-weight="normal" officeooo:rsid="00193f91" officeooo:paragraph-rsid="00193f91" style:font-size-asian="12pt" style:font-weight-asian="normal" style:font-size-complex="12pt" style:font-weight-complex="normal"/>
    </style:style>
    <style:style style:name="P17" style:family="paragraph" style:parent-style-name="Standard" style:list-style-name="L1">
      <style:paragraph-properties fo:text-align="start" style:justify-single-word="false"/>
      <style:text-properties officeooo:paragraph-rsid="000ef7c9"/>
    </style:style>
    <style:style style:name="P18" style:family="paragraph" style:parent-style-name="Standard" style:list-style-name="L1">
      <style:paragraph-properties fo:text-align="start" style:justify-single-word="false"/>
      <style:text-properties officeooo:paragraph-rsid="0014adf1"/>
    </style:style>
    <style:style style:name="P19" style:family="paragraph" style:parent-style-name="Standard" style:list-style-name="L1">
      <style:paragraph-properties fo:text-align="start" style:justify-single-word="false"/>
      <style:text-properties officeooo:rsid="00130e9b" officeooo:paragraph-rsid="00130e9b"/>
    </style:style>
    <style:style style:name="P20" style:family="paragraph" style:parent-style-name="Standard" style:list-style-name="L1">
      <style:paragraph-properties fo:text-align="start" style:justify-single-word="false"/>
      <style:text-properties officeooo:rsid="00173942" officeooo:paragraph-rsid="00173942"/>
    </style:style>
    <style:style style:name="P21" style:family="paragraph" style:parent-style-name="Standard" style:list-style-name="L1">
      <style:paragraph-properties fo:text-align="start" style:justify-single-word="false"/>
      <style:text-properties officeooo:rsid="0018246b" officeooo:paragraph-rsid="0018246b"/>
    </style:style>
    <style:style style:name="P22" style:family="paragraph" style:parent-style-name="Standard" style:list-style-name="L1">
      <style:paragraph-properties fo:text-align="start" style:justify-single-word="false"/>
      <style:text-properties officeooo:rsid="00193f91" officeooo:paragraph-rsid="00193f91"/>
    </style:style>
    <style:style style:name="P23" style:family="paragraph" style:parent-style-name="Standard" style:list-style-name="L1">
      <style:paragraph-properties fo:text-align="start" style:justify-single-word="false"/>
      <style:text-properties officeooo:rsid="001a42eb" officeooo:paragraph-rsid="001a42eb"/>
    </style:style>
    <style:style style:name="P24" style:family="paragraph" style:parent-style-name="Standard" style:list-style-name="L1">
      <style:paragraph-properties fo:text-align="start" style:justify-single-word="false"/>
      <style:text-properties officeooo:rsid="001aaefb" officeooo:paragraph-rsid="001aaefb"/>
    </style:style>
    <style:style style:name="P25" style:family="paragraph" style:parent-style-name="Standard" style:list-style-name="L1">
      <style:paragraph-properties fo:text-align="start" style:justify-single-word="false"/>
      <style:text-properties officeooo:rsid="001ad38b" officeooo:paragraph-rsid="0035d48b"/>
    </style:style>
    <style:style style:name="P26" style:family="paragraph" style:parent-style-name="Standard" style:list-style-name="L2">
      <style:paragraph-properties fo:text-align="start" style:justify-single-word="false"/>
      <style:text-properties fo:font-weight="normal" officeooo:rsid="00005561" officeooo:paragraph-rsid="00005561" style:font-weight-asian="normal" style:font-weight-complex="normal"/>
    </style:style>
    <style:style style:name="P27" style:family="paragraph" style:parent-style-name="Standard" style:list-style-name="L2">
      <style:paragraph-properties fo:text-align="start" style:justify-single-word="false"/>
      <style:text-properties fo:font-weight="normal" officeooo:rsid="0003e5d4" officeooo:paragraph-rsid="0003e5d4" style:font-weight-asian="normal" style:font-weight-complex="normal"/>
    </style:style>
    <style:style style:name="P28" style:family="paragraph" style:parent-style-name="Standard">
      <style:paragraph-properties fo:text-align="start" style:justify-single-word="false"/>
      <style:text-properties fo:font-weight="normal" officeooo:rsid="002536a3" officeooo:paragraph-rsid="00460124" style:font-weight-asian="normal" style:font-weight-complex="normal"/>
    </style:style>
    <style:style style:name="P29" style:family="paragraph" style:parent-style-name="Standard">
      <style:paragraph-properties fo:text-align="start" style:justify-single-word="false"/>
      <style:text-properties fo:font-weight="normal" officeooo:rsid="0046b0fe" officeooo:paragraph-rsid="0046b0fe" style:font-weight-asian="normal" style:font-weight-complex="normal"/>
    </style:style>
    <style:style style:name="P30" style:family="paragraph" style:parent-style-name="Standard">
      <style:paragraph-properties fo:text-align="start" style:justify-single-word="false"/>
      <style:text-properties fo:font-weight="normal" officeooo:rsid="004d0888" officeooo:paragraph-rsid="004d0888" style:font-weight-asian="normal" style:font-weight-complex="normal"/>
    </style:style>
    <style:style style:name="P31" style:family="paragraph" style:parent-style-name="Standard">
      <style:paragraph-properties fo:text-align="start" style:justify-single-word="false"/>
      <style:text-properties fo:font-weight="normal" officeooo:rsid="00561495" officeooo:paragraph-rsid="00561495" style:font-weight-asian="normal" style:font-weight-complex="normal"/>
    </style:style>
    <style:style style:name="T1" style:family="text">
      <style:text-properties officeooo:rsid="00024443"/>
    </style:style>
    <style:style style:name="T2" style:family="text">
      <style:text-properties officeooo:rsid="0003e5d4"/>
    </style:style>
    <style:style style:name="T3" style:family="text">
      <style:text-properties officeooo:rsid="00041a66"/>
    </style:style>
    <style:style style:name="T4" style:family="text">
      <style:text-properties officeooo:rsid="0006b847"/>
    </style:style>
    <style:style style:name="T5" style:family="text">
      <style:text-properties fo:font-size="10pt" fo:font-weight="normal" officeooo:rsid="0006b847" style:font-size-asian="10pt" style:font-weight-asian="normal" style:font-size-complex="10pt" style:font-weight-complex="normal"/>
    </style:style>
    <style:style style:name="T6" style:family="text">
      <style:text-properties fo:font-size="10pt" fo:font-weight="normal" officeooo:rsid="0007b1b4" style:font-size-asian="10pt" style:font-weight-asian="normal" style:font-size-complex="10pt" style:font-weight-complex="normal"/>
    </style:style>
    <style:style style:name="T7" style:family="text">
      <style:text-properties fo:font-size="10pt" fo:font-weight="normal" officeooo:rsid="0006b847" style:font-size-asian="10pt" style:font-weight-asian="normal" style:font-weight-complex="normal"/>
    </style:style>
    <style:style style:name="T8" style:family="text">
      <style:text-properties fo:font-size="10pt" fo:font-weight="normal" officeooo:rsid="0007217c" style:font-size-asian="10pt" style:font-weight-asian="normal" style:font-weight-complex="normal"/>
    </style:style>
    <style:style style:name="T9" style:family="text">
      <style:text-properties fo:font-size="10pt" fo:font-weight="normal" officeooo:rsid="0007b1b4" style:font-size-asian="10pt" style:font-weight-asian="normal" style:font-weight-complex="normal"/>
    </style:style>
    <style:style style:name="T10" style:family="text">
      <style:text-properties fo:font-size="10pt" fo:font-weight="normal" officeooo:rsid="00092e1c" style:font-size-asian="10pt" style:font-weight-asian="normal" style:font-weight-complex="normal"/>
    </style:style>
    <style:style style:name="T11" style:family="text">
      <style:text-properties fo:font-size="12pt" style:font-size-asian="12pt" style:font-size-complex="12pt"/>
    </style:style>
    <style:style style:name="T12" style:family="text">
      <style:text-properties fo:font-size="12pt" officeooo:rsid="000c654d" style:font-size-asian="12pt" style:font-size-complex="12pt"/>
    </style:style>
    <style:style style:name="T13" style:family="text">
      <style:text-properties fo:font-size="12pt" officeooo:rsid="000d4e28" style:font-size-asian="12pt" style:font-size-complex="12pt"/>
    </style:style>
    <style:style style:name="T14" style:family="text">
      <style:text-properties fo:font-size="12pt" officeooo:rsid="001244cc" style:font-size-asian="12pt" style:font-size-complex="12pt"/>
    </style:style>
    <style:style style:name="T15" style:family="text">
      <style:text-properties fo:font-size="12pt" officeooo:rsid="002f1b42" style:font-size-asian="12pt" style:font-size-complex="12pt"/>
    </style:style>
    <style:style style:name="T16" style:family="text">
      <style:text-properties style:text-position="super 58%"/>
    </style:style>
    <style:style style:name="T17" style:family="text">
      <style:text-properties style:font-name="Liberation Serif" fo:font-size="12pt" fo:font-weight="normal" style:font-size-asian="12pt" style:font-weight-asian="normal" style:font-size-complex="12pt" style:font-weight-complex="normal"/>
    </style:style>
    <style:style style:name="T18" style:family="text">
      <style:text-properties style:font-name="Liberation Serif" fo:font-size="12pt" fo:font-weight="normal" officeooo:rsid="000ef7c9" style:font-size-asian="12pt" style:font-weight-asian="normal" style:font-size-complex="12pt" style:font-weight-complex="normal"/>
    </style:style>
    <style:style style:name="T19" style:family="text">
      <style:text-properties style:font-name="Liberation Serif" fo:font-size="12pt" fo:font-weight="normal" officeooo:rsid="001058d6" style:font-size-asian="12pt" style:font-weight-asian="normal" style:font-size-complex="12pt" style:font-weight-complex="normal"/>
    </style:style>
    <style:style style:name="T20" style:family="text">
      <style:text-properties style:font-name="Liberation Serif" fo:font-size="12pt" fo:font-weight="normal" officeooo:rsid="00139997" style:font-size-asian="12pt" style:font-weight-asian="normal" style:font-size-complex="12pt" style:font-weight-complex="normal"/>
    </style:style>
    <style:style style:name="T21" style:family="text">
      <style:text-properties style:font-name="Liberation Serif" fo:font-size="12pt" fo:font-weight="normal" officeooo:rsid="0014adf1" style:font-size-asian="12pt" style:font-weight-asian="normal" style:font-size-complex="12pt" style:font-weight-complex="normal"/>
    </style:style>
    <style:style style:name="T22" style:family="text">
      <style:text-properties style:font-name="Liberation Serif" fo:font-size="12pt" fo:font-weight="normal" officeooo:rsid="0015d7c9" style:font-size-asian="12pt" style:font-weight-asian="normal" style:font-size-complex="12pt" style:font-weight-complex="normal"/>
    </style:style>
    <style:style style:name="T23" style:family="text">
      <style:text-properties style:font-name="Liberation Serif" fo:font-size="12pt" fo:font-weight="normal" officeooo:rsid="0018740d" style:font-size-asian="12pt" style:font-weight-asian="normal" style:font-size-complex="12pt" style:font-weight-complex="normal"/>
    </style:style>
    <style:style style:name="T24" style:family="text">
      <style:text-properties style:font-name="Liberation Serif" fo:font-size="12pt" fo:font-weight="normal" officeooo:rsid="001aaefb" style:font-size-asian="12pt" style:font-weight-asian="normal" style:font-size-complex="12pt" style:font-weight-complex="normal"/>
    </style:style>
    <style:style style:name="T25" style:family="text">
      <style:text-properties style:font-name="Liberation Serif" fo:font-size="12pt" fo:font-weight="normal" officeooo:rsid="001cbc87" style:font-size-asian="12pt" style:font-weight-asian="normal" style:font-size-complex="12pt" style:font-weight-complex="normal"/>
    </style:style>
    <style:style style:name="T26" style:family="text">
      <style:text-properties style:font-name="Liberation Serif" fo:font-size="12pt" fo:font-weight="normal" officeooo:rsid="001d0ed0" style:font-size-asian="12pt" style:font-weight-asian="normal" style:font-size-complex="12pt" style:font-weight-complex="normal"/>
    </style:style>
    <style:style style:name="T27" style:family="text">
      <style:text-properties style:font-name="Liberation Serif" fo:font-size="12pt" fo:font-weight="normal" officeooo:rsid="001ebb6c" style:font-size-asian="12pt" style:font-weight-asian="normal" style:font-size-complex="12pt" style:font-weight-complex="normal"/>
    </style:style>
    <style:style style:name="T28" style:family="text">
      <style:text-properties style:font-name="Liberation Serif" fo:font-size="12pt" fo:font-weight="normal" officeooo:rsid="001eda4f" style:font-size-asian="12pt" style:font-weight-asian="normal" style:font-size-complex="12pt" style:font-weight-complex="normal"/>
    </style:style>
    <style:style style:name="T29" style:family="text">
      <style:text-properties style:font-name="Liberation Serif" fo:font-size="12pt" fo:font-weight="normal" officeooo:rsid="00193f91" style:font-size-asian="12pt" style:font-weight-asian="normal" style:font-size-complex="12pt" style:font-weight-complex="normal"/>
    </style:style>
    <style:style style:name="T30" style:family="text">
      <style:text-properties style:font-name="Liberation Serif" fo:font-size="12pt" fo:font-weight="normal" officeooo:rsid="0020c9dd" style:font-size-asian="12pt" style:font-weight-asian="normal" style:font-size-complex="12pt" style:font-weight-complex="normal"/>
    </style:style>
    <style:style style:name="T31" style:family="text">
      <style:text-properties style:font-name="Liberation Serif" fo:font-size="12pt" fo:font-weight="normal" officeooo:rsid="0022892d" style:font-size-asian="12pt" style:font-weight-asian="normal" style:font-size-complex="12pt" style:font-weight-complex="normal"/>
    </style:style>
    <style:style style:name="T32" style:family="text">
      <style:text-properties style:font-name="Liberation Serif" fo:font-size="12pt" fo:font-weight="normal" officeooo:rsid="0022f5b1" style:font-size-asian="12pt" style:font-weight-asian="normal" style:font-size-complex="12pt" style:font-weight-complex="normal"/>
    </style:style>
    <style:style style:name="T33" style:family="text">
      <style:text-properties style:font-name="Liberation Serif" fo:font-size="12pt" fo:font-weight="normal" officeooo:rsid="0024e47c" style:font-size-asian="12pt" style:font-weight-asian="normal" style:font-size-complex="12pt" style:font-weight-complex="normal"/>
    </style:style>
    <style:style style:name="T34" style:family="text">
      <style:text-properties style:font-name="Liberation Serif" fo:font-size="12pt" fo:font-weight="normal" officeooo:rsid="0031ed63" style:font-size-asian="12pt" style:font-weight-asian="normal" style:font-size-complex="12pt" style:font-weight-complex="normal"/>
    </style:style>
    <style:style style:name="T35" style:family="text">
      <style:text-properties style:font-name="Liberation Serif" fo:font-size="12pt" fo:font-weight="normal" officeooo:rsid="00331def" style:font-size-asian="12pt" style:font-weight-asian="normal" style:font-size-complex="12pt" style:font-weight-complex="normal"/>
    </style:style>
    <style:style style:name="T36" style:family="text">
      <style:text-properties officeooo:rsid="002643a4"/>
    </style:style>
    <style:style style:name="T37" style:family="text">
      <style:text-properties officeooo:rsid="003049c2"/>
    </style:style>
    <style:style style:name="T38" style:family="text">
      <style:text-properties officeooo:rsid="004726da"/>
    </style:style>
    <style:style style:name="T39" style:family="text">
      <style:text-properties officeooo:rsid="004a82b0"/>
    </style:style>
    <style:style style:name="T40" style:family="text">
      <style:text-properties officeooo:rsid="004e4c39"/>
    </style:style>
    <style:style style:name="T41" style:family="text">
      <style:text-properties officeooo:rsid="005711cc"/>
    </style:style>
    <style:style style:name="T42" style:family="text">
      <style:text-properties officeooo:rsid="0058bcf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bstract</text:p>
      <text:p text:style-name="P2"/>
      <text:p text:style-name="P8">With this project we have studied the algorithm BiGGER<text:span text:style-name="T16">[1]</text:span> <text:span text:style-name="T11">(Bimolecular complex Generation with Global Evaluation and Ranking), which purpose is to use </text:span><text:span text:style-name="T12">Constraint Programming to improve proteins docking algorithms performances. One of the most used techniques, at least when BiGGER paper was published, is based on Fast Fourier Transforms, so the aim of the document we read is to find a faster method </text:span><text:span text:style-name="T15">that works in the same cases</text:span><text:span text:style-name="T12">. Instead our purpose is to </text:span><text:span text:style-name="T13">understand how BiGGER works, expecially with regard to constraint programming. Besides the original version of this algorithm and Chemera, which is the application GUI, are written in Pascal, so we decided to rewrite both in Python, also to improve the comprehension of BiGGER steps.</text:span></text:p>
      <text:p text:style-name="P11"/>
      <text:p text:style-name="P9"><text:span text:style-name="T11">Applications used </text:span><text:span text:style-name="T14">and other useful information</text:span></text:p>
      <text:p text:style-name="P12"/>
      <text:list xml:id="list3418537657" text:style-name="L1">
        <text:list-item>
          <text:p text:style-name="P13">Lazarus (Pascal IDE)</text:p>
        </text:list-item>
        <text:list-item>
          <text:p text:style-name="P13">PyCharm (Python IDE)</text:p>
        </text:list-item>
        <text:list-item>
          <text:p text:style-name="P13">Python 3 (but only GUI is not compatible with version 2.7)</text:p>
          <text:p text:style-name="P13"/>
        </text:list-item>
        <text:list-item>
          <text:p text:style-name="P17"><text:span text:style-name="T18">How to install Lazarus </text:span><text:span text:style-name="T19">and execute Chemera</text:span><text:span text:style-name="T18">:</text:span></text:p>
          <text:list>
            <text:list-item>
              <text:p text:style-name="P19"><text:span text:style-name="T20">d</text:span><text:span text:style-name="T17">ownload Lazarus from </text:span><text:a xlink:type="simple" xlink:href="https://www.lazarus-ide.org/" text:style-name="Internet_20_link" text:visited-style-name="Visited_20_Internet_20_Link"><text:span text:style-name="T17">https://www.lazarus-ide.org/</text:span></text:a><text:span text:style-name="T17">, </text:span><text:span text:style-name="T21">install and start it</text:span><text:span text:style-name="T17">;</text:span></text:p>
            </text:list-item>
            <text:list-item>
              <text:p text:style-name="P18"><text:span text:style-name="T21">open Package -&gt; </text:span><text:span text:style-name="T17">Install/Uninstall Packages </text:span><text:span text:style-name="T22">and install ‘lazopenglcontext.lpk’ package;</text:span></text:p>
            </text:list-item>
            <text:list-item>
              <text:p text:style-name="P20"><text:span text:style-name="T22">c</text:span><text:span text:style-name="T17">opy Open-Chemera project from ‘</text:span><text:a xlink:type="simple" xlink:href="https://github.com/Cenze94/BiggerPython/tree/master/Open-Chemera-master" text:style-name="Internet_20_link" text:visited-style-name="Visited_20_Internet_20_Link"><text:span text:style-name="T17">https://github.com/Cenze94/BiggerPython/tree/master/Open-Chemera-master</text:span></text:a><text:span text:style-name="T17">’;</text:span></text:p>
            </text:list-item>
            <text:list-item>
              <text:p text:style-name="P14">copy all the files inside ‘[Chemera directory]/oclibrary/data’ in the folder ‘[User]/AppData/Local/oclibrary’;</text:p>
            </text:list-item>
            <text:list-item>
              <text:p text:style-name="P21"><text:span text:style-name="T23">o</text:span><text:span text:style-name="T17">pen ‘[Chemera directory]/oclibrary/</text:span><text:span text:style-name="T23">chemera/chemera.lpi</text:span><text:span text:style-name="T17">’.</text:span></text:p>
            </text:list-item>
          </text:list>
        </text:list-item>
        <text:list-item>
          <text:p text:style-name="P15">How to install Python and execute BiggerPython:</text:p>
          <text:list>
            <text:list-item>
              <text:p text:style-name="P22"><text:span text:style-name="T17">download Python from ‘</text:span><text:a xlink:type="simple" xlink:href="https://www.python.org/downloads/" text:style-name="Internet_20_link" text:visited-style-name="Visited_20_Internet_20_Link"><text:span text:style-name="T17">https://www.python.org/downloads/</text:span></text:a><text:span text:style-name="T17">’ and install it;</text:span></text:p>
            </text:list-item>
            <text:list-item>
              <text:p text:style-name="P16">open Windows PowerShell as Administrator an<text:span text:style-name="T37">d</text:span> execut<text:span text:style-name="T37">e</text:span> ‘pip install guizero’ and ‘pip install numpy’, <text:span text:style-name="T37">to install the respective packages</text:span>;</text:p>
            </text:list-item>
            <text:list-item>
              <text:p text:style-name="P22"><text:span text:style-name="T17">download ‘https://github.com/Cenze94/BiggerPython/tree/master/BiggerPython’ and ‘</text:span><text:a xlink:type="simple" xlink:href="https://github.com/Cenze94/BiggerPython/tree/master/PDB" text:style-name="Internet_20_link" text:visited-style-name="Visited_20_Internet_20_Link"><text:span text:style-name="T17">https://github.com/Cenze94/BiggerPython/tree/master/PDB</text:span></text:a><text:span text:style-name="T17">’, put the two folders in the same directory (because </text:span><text:span text:style-name="T34">Bigger</text:span><text:span text:style-name="T17">Python </text:span><text:span text:style-name="T35">GUI</text:span><text:span text:style-name="T17"> test will load PDB files from ‘PDB’ folder);</text:span></text:p>
            </text:list-item>
            <text:list-item>
              <text:p text:style-name="P23"><text:span text:style-name="T17">download PyCharm from ‘</text:span><text:a xlink:type="simple" xlink:href="https://www.jetbrains.com/pycharm/" text:style-name="Internet_20_link" text:visited-style-name="Visited_20_Internet_20_Link"><text:span text:style-name="T17">https://www.jetbrains.com/pycharm/</text:span></text:a><text:span text:style-name="T17">’, install and start it;</text:span></text:p>
            </text:list-item>
            <text:list-item>
              <text:p text:style-name="P23"><text:span text:style-name="T17">open </text:span><text:span text:style-name="T24">and execute </text:span><text:span text:style-name="T17">‘GUI.py’;</text:span></text:p>
            </text:list-item>
            <text:list-item>
              <text:p text:style-name="P24"><text:span text:style-name="T17">with Python 2.7 open and execute ‘GUITests.py’ instead; </text:span><text:span text:style-name="T32">to change the loaded PDB files modify the first two lines of ‘</text:span><text:span text:style-name="T33">B</text:span><text:span text:style-name="T32">igger</text:span><text:span text:style-name="T33">Test</text:span><text:span text:style-name="T32">()’ function</text:span><text:span text:style-name="T17">.</text:span></text:p>
            </text:list-item>
          </text:list>
        </text:list-item>
        <text:list-item>
          <text:p text:style-name="P25"><text:span text:style-name="T17">Where to download PDB files: </text:span><text:span text:style-name="T25">theoretically </text:span><text:span text:style-name="T27">the application should be able to parse</text:span><text:span text:style-name="T25"> all PDB files, in any case files from ‘https://en.wikipedia.org/wiki/List_of_proteins’ </text:span><text:span text:style-name="T26">and </text:span><text:span text:style-name="T25">‘</text:span><text:a xlink:type="simple" xlink:href="https://www.rcsb.org/" text:style-name="Internet_20_link" text:visited-style-name="Visited_20_Internet_20_Link"><text:span text:style-name="T25">https://www.rcsb.org/</text:span></text:a><text:span text:style-name="T25">’ </text:span><text:span text:style-name="T27">should work. </text:span><text:span text:style-name="T28">Otherwise inside </text:span><text:span text:style-name="T29">‘</text:span><text:a xlink:type="simple" xlink:href="https://github.com/Cenze94/BiggerPython/tree/master/PDB" text:style-name="Internet_20_link" text:visited-style-name="Visited_20_Internet_20_Link"><text:span text:style-name="T29">https://github.com/Cenze94/BiggerPython/tree/master/PDB</text:span></text:a><text:span text:style-name="T29">’ </text:span><text:span text:style-name="T30">there are 5 </text:span><text:span text:style-name="T31">working </text:span><text:span text:style-name="T30">PDB</text:span><text:span text:style-name="T31"> </text:span><text:span text:style-name="T30">files.</text:span></text:p>
        </text:list-item>
      </text:list>
      <text:p text:style-name="P1"/>
      <text:p text:style-name="P1">Chemera GUI</text:p>
      <text:p text:style-name="P1"/>
      <text:p text:style-name="P6">The application GUI is composed by three buttons, <text:span text:style-name="T1">which are one under the other and </text:span>horizontally centered. <text:span text:style-name="T1">Each of them has an associated text below, which gives to the user some information about the state of Chemera. The first two buttons are used to load the two proteins, in fact, when the user click one of them, a file dialog is open, in order to find, select and load a PDB file. Texts associated with these two buttons communicate if the file has been uploaded or not, and also text color will change from red, when there isn’t an uploaded file, to green, when the file has been uploaded with </text:span><text:soft-page-break/><text:span text:style-name="T1">success. The third button executes BiGGER algorithm, and requires that the two files have been uploaded. If not so, the associated text will show an error. During the execution of the algorithm, it will communicate to the user the step reached by the execution, to improve user experience. When the execution of the algorithm has been successful, the result will be shown in this text and in two others, which normally are hidden. In the first one there will be the best score value, in the second one the relative coordinate, and in the third the execution time of the algorithm.</text:span></text:p>
      <text:p text:style-name="P1"/>
      <text:p text:style-name="P1">BiGG<text:span text:style-name="T4">E</text:span>R execution</text:p>
      <text:p text:style-name="P1"/>
      <text:p text:style-name="P5">The execution of BiGG<text:span text:style-name="T4">E</text:span>R is composed by <text:span text:style-name="T3">two</text:span> phases:</text:p>
      <text:list xml:id="list3732475106" text:style-name="L2">
        <text:list-item>
          <text:p text:style-name="P26"><text:span text:style-name="T2">f</text:span>irst of all <text:span text:style-name="T2">the proteins are transformed in grid form;</text:span></text:p>
        </text:list-item>
        <text:list-item>
          <text:p text:style-name="P27">then the constraint programming is applied, in order to <text:span text:style-name="T3">find the best docking result.</text:span></text:p>
        </text:list-item>
      </text:list>
      <text:p text:style-name="P7"/>
      <text:p text:style-name="P4">Grid construction</text:p>
      <text:p text:style-name="P4"/>
      <text:p text:style-name="P28">Every protein has to be transformed in grid form: <text:span text:style-name="T36">this implies also that grid cells will be divided between surface and core grids. BiGGER uses coordinates and radii of all atoms for this step, and the maximum atom radius as cell side value. The main class of grids creation and management is TDockingGrid, which contains three grids: FBase, FSurf and FCore. The first is used initially to store and prepare all atoms, then its contents will be divided between the other two grids: FSurf contains surface cells and FCore core ones. Before FBase construction, all coordinates are translated, adding the minimum value of every component of the coordinate, which is negative and so the resulting values won’t be negative.</text:span></text:p>
      <text:p text:style-name="P28"><text:span text:style-name="T36">To build and manage the grid where to put protein atoms, the application uses the TGeomHasher class: it builds a cube of cells, which size for every axis is the difference between the minimum and the maximum values of the corresponding component of atoms coordinates, divided by the grid step. The latter is the length of a side of cells, which corresponds to the maximum atom radius, as mentioned before. Then the index of every atom is added to the cell that contains its coordinate, divided by the grid step and without the fractional part; so for example if the coordinate is 42.35, 36.21, 12.98, and the grid step is 3, then the atom will be added in the cell with x = 14, y = 12 and z = 4. So there could be more than one atom index in a cell, with a quite large grid step, although we don’t know if it can happen in the real world.</text:span></text:p>
      <text:p text:style-name="P29">FBase grid <text:span text:style-name="T38">is completely different from</text:span> TGeomHasher one: <text:span text:style-name="T38">the first two dimensions are obtained from the maximum value of the first two components of atoms coordinates, without divisions, so they are much bigger than TGeomHasher ones. T</text:span>he third <text:span text:style-name="T38">dimension</text:span> contains a list of segments: they are the intervals of contiguous cells <text:span text:style-name="T39">of FBase where there is an atom. To build it, BiGGER executes the following instructions for every index of the first two dimensions: if x, y and z are the indexes of the first, second and third dimensions (this one is obtained from the third maximum component of atoms coordinates, in the same way as the other two), and zline an array with z zeros, the algorithm checks if the coordinate x, y, z is an inner point, i. e. a coordinate located within the radius of an atom, using TGeomHasher. Then, if it is so, the value of zline in z position is set to 1, and finally zline is converted to a list of segments, where every segment indicates the first and the last indexes of an interval of contiguous 1.</text:span></text:p>
      <text:p text:style-name="P30">FCore and FSurf are build from FBase, in fact their first two dimensions are the same of FBase ones, and their segments are built from the other grid. <text:span text:style-name="T40">To get these segments</text:span> the application uses three arrays, <text:span text:style-name="T40">filled with zeros</text:span>: ‘neighs’, ‘surfs’ and ‘cores’. <text:span text:style-name="T40">Then for every list of FBase grid, except for those with indexes equal to x = 0, x = maximum value of first dimension, y = 0 or y = maximum value of second dimension, BiGGER builds neighs. To do this it works with every segment, taking ‘bot’ and ‘top’ as the two end points, and adds 1 to the values of neighs in position bot-1 and top-1, 2 to the ones in position </text:span><text:soft-page-break/><text:span text:style-name="T40">bot and top, and 3 to the ones between bot and top. After that it repeats this operation with x-1 and y-1, x and y-1, x+1 and y-1, x-1 and y, x+1 and y, x-1 and y+2, x and y+2, x+1 and y+2. Finally it builds surfs and cores, taking every value between the end points of every segment: calling this value as ‘zz’, if the number contained in neighs[zz] is equal or greater than 27 then cores[zz] is changed to 1, otherwise surfs[zz] is changed to 1. After that cores and surfs are converted into lists of segments, as described above with FBase, and saved respectively in FCore and FSurf grids.</text:span></text:p>
      <text:p text:style-name="P31">Besides FBase, FCore and FSurf contain two support <text:span text:style-name="T42">matrixes</text:span>, called ‘CellCounts’ and ‘NonEmpty’: the first is a matrix, which dimensions are the same of grid first two, which contains the sum of the lengths of the segments <text:span text:style-name="T41">of the grid; the second is a list of lists of segments, which are the contiguous indexes of non-empty grid[x, y].</text:span></text:p>
      <text:p text:style-name="P7"/>
      <text:p text:style-name="P3">Bibliography</text:p>
      <text:p text:style-name="P3"/>
      <text:p text:style-name="P10"><text:span text:style-name="T5">1. Kr</text:span><text:span text:style-name="T7">ippahl Ludwig</text:span><text:span text:style-name="T8">,</text:span><text:span text:style-name="T7"> Barahona </text:span><text:span text:style-name="T9">Pedro. </text:span><text:span text:style-name="T10">2005</text:span><text:span text:style-name="T9">. </text:span><text:span text:style-name="T6">Applying Constraint Programming to Rigid Body </text:span><text:span text:style-name="T5">Protein Dock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19-01-16T18:23:48.233000000</dc:date>
    <meta:editing-duration>PT7H1M48S</meta:editing-duration>
    <meta:editing-cycles>72</meta:editing-cycles>
    <meta:document-statistic meta:table-count="0" meta:image-count="0" meta:object-count="0" meta:page-count="3" meta:paragraph-count="35" meta:word-count="1347" meta:character-count="8125" meta:non-whitespace-character-count="6832"/>
  </office:meta>
</office:document-meta>
</file>